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tica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ldatusr12</meta:initial-creator>
    <meta:creation-date>2016-03-02T08:23:04</meta:creation-date>
    <dc:date>2016-03-02T08:23:47</dc:date>
    <dc:creator>Compte ldatusr12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3.5$Linux_x86 LibreOffice_project/350m1$Build-2</meta:generator>
  </office:meta>
</office:document-meta>
</file>